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master freq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nes_clock</text:p>
          </table:table-cell>
          <table:table-cell office:value-type="string" calcext:value-type="string">
            <text:p>cfreq</text:p>
          </table:table-cell>
          <table:table-cell office:value-type="string" calcext:value-type="string">
            <text:p>hline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vlines</text:p>
          </table:table-cell>
          <table:table-cell office:value-type="string" calcext:value-type="string">
            <text:p>line time</text:p>
          </table:table-cell>
          <table:table-cell office:value-type="string" calcext:value-type="string">
            <text:p>line time / 3</text:p>
          </table:table-cell>
          <table:table-cell office:value-type="string" calcext:value-type="string">
            <text:p>blank lines</text:p>
          </table:table-cell>
          <table:table-cell office:value-type="string" calcext:value-type="string">
            <text:p>blank time</text:p>
          </table:table-cell>
          <table:table-cell/>
          <table:table-cell office:value-type="string" calcext:value-type="string">
            <text:p>nes fast_clock</text:p>
          </table:table-cell>
          <table:table-cell office:value-type="string" calcext:value-type="string">
            <text:p>overclock</text:p>
          </table:table-cell>
          <table:table-cell office:value-type="string" calcext:value-type="string">
            <text:p>fc_toggle_ns</text:p>
          </table:table-cell>
          <table:table-cell office:value-type="string" calcext:value-type="string">
            <text:p>slow_clock_ns</text:p>
          </table:table-cell>
          <table:table-cell office:value-type="string" calcext:value-type="string">
            <text:p>cpu_clock</text:p>
          </table:table-cell>
        </table:table-row>
        <table:table-row table:style-name="ro1">
          <table:table-cell office:value-type="string" calcext:value-type="string">
            <text:p>hdmi 720p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0.25" calcext:value-type="float">
            <text:p>0.25</text:p>
          </table:table-cell>
          <table:table-cell table:formula="of:=[.B2]/[.C2]" office:value-type="float" office:value="297000000" calcext:value-type="float">
            <text:p>297.00E+06</text:p>
          </table:table-cell>
          <table:table-cell table:formula="of:=[.B2]/([.C2]*4)" office:value-type="float" office:value="74250000" calcext:value-type="float">
            <text:p>74.25E+06</text:p>
          </table:table-cell>
          <table:table-cell office:value-type="float" office:value="1650" calcext:value-type="float">
            <text:p>1650</text:p>
          </table:table-cell>
          <table:table-cell table:formula="of:=[.E2]/([.H2]*[.F2])" office:value-type="float" office:value="60" calcext:value-type="float">
            <text:p>60.00E+00</text:p>
          </table:table-cell>
          <table:table-cell office:value-type="float" office:value="750" calcext:value-type="float">
            <text:p>750</text:p>
          </table:table-cell>
          <table:table-cell table:formula="of:=1/([.G2]*[.H2])" office:value-type="float" office:value="0.0000222222222222222" calcext:value-type="float">
            <text:p>22.22E-0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2]*[.K2]" office:value-type="float" office:value="0.000666666666666667" calcext:value-type="float">
            <text:p>666.67E-06</text:p>
          </table:table-cell>
          <table:table-cell table:number-columns-repeated="3"/>
          <table:table-cell table:formula="of:=0.5/[.D2]" office:value-type="float" office:value="0.00000000168350168350168" calcext:value-type="float">
            <text:p>1.68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 nes</text:p>
          </table:table-cell>
          <table:table-cell office:value-type="float" office:value="236250000" calcext:value-type="float">
            <text:p>236250000</text:p>
          </table:table-cell>
          <table:table-cell office:value-type="float" office:value="11" calcext:value-type="float">
            <text:p>11</text:p>
          </table:table-cell>
          <table:table-cell table:formula="of:=[.B3]/[.C3]" office:value-type="float" office:value="21477272.7272727" calcext:value-type="float">
            <text:p>21.48E+06</text:p>
          </table:table-cell>
          <table:table-cell table:formula="of:=[.B3]/([.C3]*4)" office:value-type="float" office:value="5369318.18181818" calcext:value-type="float">
            <text:p>5.37E+06</text:p>
          </table:table-cell>
          <table:table-cell office:value-type="float" office:value="341" calcext:value-type="float">
            <text:p>341</text:p>
          </table:table-cell>
          <table:table-cell table:formula="of:=[.E3]/([.H3]*[.F3])" office:value-type="float" office:value="60.0984775561123" calcext:value-type="float">
            <text:p>60.10E+00</text:p>
          </table:table-cell>
          <table:table-cell office:value-type="float" office:value="262" calcext:value-type="float">
            <text:p>262</text:p>
          </table:table-cell>
          <table:table-cell table:formula="of:=1/([.G3]*[.H3])" office:value-type="float" office:value="0.0000635089947089947" calcext:value-type="float">
            <text:p>63.51E-06</text:p>
          </table:table-cell>
          <table:table-cell table:formula="of:=[.I3]/3" office:value-type="float" office:value="0.0000211696649029982" calcext:value-type="float">
            <text:p>21.17E-06</text:p>
          </table:table-cell>
          <table:table-cell office:value-type="float" office:value="22" calcext:value-type="float">
            <text:p>22</text:p>
          </table:table-cell>
          <table:table-cell table:formula="of:=[.I3]*[.K3]" office:value-type="float" office:value="0.00139719788359788" calcext:value-type="float">
            <text:p>1.40E-03</text:p>
          </table:table-cell>
          <table:table-cell/>
          <table:table-cell table:formula="of:=[.E3]*3" office:value-type="float" office:value="16107954.5454545" calcext:value-type="float">
            <text:p>16107954.5454545</text:p>
          </table:table-cell>
          <table:table-cell table:formula="of:=[.E3]/[.E$3]" office:value-type="float" office:value="1" calcext:value-type="float">
            <text:p>1</text:p>
          </table:table-cell>
          <table:table-cell table:formula="of:=0.5/[.D3]" office:value-type="float" office:value="0.0000000232804232804233" calcext:value-type="float">
            <text:p>23.28E-09</text:p>
          </table:table-cell>
          <table:table-cell/>
          <table:table-cell table:formula="of:=[.E3]/3" office:value-type="float" office:value="1789772.72727273" calcext:value-type="float">
            <text:p>1.79E+06</text:p>
          </table:table-cell>
        </table:table-row>
        <table:table-row table:style-name="ro1">
          <table:table-cell office:value-type="string" calcext:value-type="string">
            <text:p>nesa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3" calcext:value-type="float">
            <text:p>3</text:p>
          </table:table-cell>
          <table:table-cell table:formula="of:=[.B4]/[.C4]" office:value-type="float" office:value="24750000" calcext:value-type="float">
            <text:p>24.75E+06</text:p>
          </table:table-cell>
          <table:table-cell table:formula="of:=[.B4]/([.C4]*4)" office:value-type="float" office:value="6187500" calcext:value-type="float">
            <text:p>6.19E+06</text:p>
          </table:table-cell>
          <table:table-cell office:value-type="float" office:value="341" calcext:value-type="float">
            <text:p>341</text:p>
          </table:table-cell>
          <table:table-cell table:formula="of:=[.E4]/([.H4]*[.F4])" office:value-type="float" office:value="69.256340802758" calcext:value-type="float">
            <text:p>69.26E+00</text:p>
          </table:table-cell>
          <table:table-cell office:value-type="float" office:value="262" calcext:value-type="float">
            <text:p>262</text:p>
          </table:table-cell>
          <table:table-cell table:formula="of:=1/([.G4]*[.H4])" office:value-type="float" office:value="0.0000551111111111111" calcext:value-type="float">
            <text:p>55.11E-06</text:p>
          </table:table-cell>
          <table:table-cell table:formula="of:=[.I4]/3" office:value-type="float" office:value="0.0000183703703703704" calcext:value-type="float">
            <text:p>18.37E-06</text:p>
          </table:table-cell>
          <table:table-cell office:value-type="float" office:value="22" calcext:value-type="float">
            <text:p>22</text:p>
          </table:table-cell>
          <table:table-cell table:formula="of:=[.I4]*[.K4]" office:value-type="float" office:value="0.00121244444444444" calcext:value-type="float">
            <text:p>1.21E-03</text:p>
          </table:table-cell>
          <table:table-cell/>
          <table:table-cell table:formula="of:=[.E4]*3" office:value-type="float" office:value="18562500" calcext:value-type="float">
            <text:p>18562500</text:p>
          </table:table-cell>
          <table:table-cell table:formula="of:=[.E4]/[.E$3]" office:value-type="float" office:value="1.15238095238095" calcext:value-type="float">
            <text:p>1.15238095238095</text:p>
          </table:table-cell>
          <table:table-cell table:formula="of:=0.5/[.D4]" office:value-type="float" office:value="0.0000000202020202020202" calcext:value-type="float">
            <text:p>20.20E-09</text:p>
          </table:table-cell>
          <table:table-cell table:formula="of:=[.P4]*3" office:value-type="float" office:value="0.0000000606060606060606" calcext:value-type="float">
            <text:p>60.61E-09</text:p>
          </table:table-cell>
          <table:table-cell table:formula="of:=[.E4]/3" office:value-type="float" office:value="2062500" calcext:value-type="float">
            <text:p>2.06E+06</text:p>
          </table:table-cell>
        </table:table-row>
        <table:table-row table:style-name="ro1">
          <table:table-cell office:value-type="string" calcext:value-type="string">
            <text:p>nesb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" calcext:value-type="float">
            <text:p>2</text:p>
          </table:table-cell>
          <table:table-cell table:formula="of:=[.B5]/[.C5]" office:value-type="float" office:value="13500000" calcext:value-type="float">
            <text:p>13.50E+06</text:p>
          </table:table-cell>
          <table:table-cell table:formula="of:=[.B5]/([.C5]*4)" office:value-type="float" office:value="3375000" calcext:value-type="float">
            <text:p>3.38E+06</text:p>
          </table:table-cell>
          <table:table-cell office:value-type="float" office:value="341" calcext:value-type="float">
            <text:p>341</text:p>
          </table:table-cell>
          <table:table-cell table:formula="of:=[.E5]/([.H5]*[.F5])" office:value-type="float" office:value="37.7761858924134" calcext:value-type="float">
            <text:p>37.78E+00</text:p>
          </table:table-cell>
          <table:table-cell office:value-type="float" office:value="262" calcext:value-type="float">
            <text:p>262</text:p>
          </table:table-cell>
          <table:table-cell table:formula="of:=1/([.G5]*[.H5])" office:value-type="float" office:value="0.000101037037037037" calcext:value-type="float">
            <text:p>101.04E-06</text:p>
          </table:table-cell>
          <table:table-cell table:formula="of:=[.I5]/3" office:value-type="float" office:value="0.000033679012345679" calcext:value-type="float">
            <text:p>33.68E-06</text:p>
          </table:table-cell>
          <table:table-cell office:value-type="float" office:value="22" calcext:value-type="float">
            <text:p>22</text:p>
          </table:table-cell>
          <table:table-cell table:formula="of:=[.I5]*[.K5]" office:value-type="float" office:value="0.00222281481481481" calcext:value-type="float">
            <text:p>2.22E-03</text:p>
          </table:table-cell>
          <table:table-cell/>
          <table:table-cell table:formula="of:=[.E5]*3" office:value-type="float" office:value="10125000" calcext:value-type="float">
            <text:p>10125000</text:p>
          </table:table-cell>
          <table:table-cell table:formula="of:=[.E5]/[.E$3]" office:value-type="float" office:value="0.628571428571429" calcext:value-type="float">
            <text:p>0.628571428571429</text:p>
          </table:table-cell>
          <table:table-cell table:formula="of:=0.5/[.D5]" office:value-type="float" office:value="0.000000037037037037037" calcext:value-type="float">
            <text:p>37.04E-09</text:p>
          </table:table-cell>
          <table:table-cell table:formula="of:=[.P5]*3" office:value-type="float" office:value="0.000000111111111111111" calcext:value-type="float">
            <text:p>111.11E-09</text:p>
          </table:table-cell>
          <table:table-cell table:formula="of:=[.E5]/3" office:value-type="float" office:value="1125000" calcext:value-type="float">
            <text:p>1.13E+06</text:p>
          </table:table-cell>
        </table:table-row>
        <table:table-row table:style-name="ro1">
          <table:table-cell office:value-type="string" calcext:value-type="string">
            <text:p>nesc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27000000" calcext:value-type="float">
            <text:p>27.00E+06</text:p>
          </table:table-cell>
          <table:table-cell table:formula="of:=[.B6]/([.C6]*4)" office:value-type="float" office:value="6750000" calcext:value-type="float">
            <text:p>6.75E+06</text:p>
          </table:table-cell>
          <table:table-cell office:value-type="float" office:value="341" calcext:value-type="float">
            <text:p>341</text:p>
          </table:table-cell>
          <table:table-cell table:formula="of:=[.E6]/([.H6]*[.F6])" office:value-type="float" office:value="75.5523717848269" calcext:value-type="float">
            <text:p>75.55E+00</text:p>
          </table:table-cell>
          <table:table-cell office:value-type="float" office:value="262" calcext:value-type="float">
            <text:p>262</text:p>
          </table:table-cell>
          <table:table-cell table:formula="of:=1/([.G6]*[.H6])" office:value-type="float" office:value="0.0000505185185185185" calcext:value-type="float">
            <text:p>50.52E-06</text:p>
          </table:table-cell>
          <table:table-cell table:formula="of:=[.I6]/3" office:value-type="float" office:value="0.0000168395061728395" calcext:value-type="float">
            <text:p>16.84E-06</text:p>
          </table:table-cell>
          <table:table-cell office:value-type="float" office:value="22" calcext:value-type="float">
            <text:p>22</text:p>
          </table:table-cell>
          <table:table-cell table:formula="of:=[.I6]*[.K6]" office:value-type="float" office:value="0.00111140740740741" calcext:value-type="float">
            <text:p>1.11E-03</text:p>
          </table:table-cell>
          <table:table-cell/>
          <table:table-cell table:formula="of:=[.E6]*3" office:value-type="float" office:value="20250000" calcext:value-type="float">
            <text:p>20250000</text:p>
          </table:table-cell>
          <table:table-cell table:formula="of:=[.E6]/[.E$3]" office:value-type="float" office:value="1.25714285714286" calcext:value-type="float">
            <text:p>1.25714285714286</text:p>
          </table:table-cell>
          <table:table-cell table:formula="of:=0.5/[.D6]" office:value-type="float" office:value="0.0000000185185185185185" calcext:value-type="float">
            <text:p>18.52E-09</text:p>
          </table:table-cell>
          <table:table-cell table:formula="of:=[.P6]*3" office:value-type="float" office:value="0.0000000555555555555556" calcext:value-type="float">
            <text:p>55.56E-09</text:p>
          </table:table-cell>
          <table:table-cell table:formula="of:=[.E6]/3" office:value-type="float" office:value="2250000" calcext:value-type="float">
            <text:p>2.25E+06</text:p>
          </table:table-cell>
        </table:table-row>
        <table:table-row table:style-name="ro1">
          <table:table-cell office:value-type="string" calcext:value-type="string">
            <text:p>nesd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1.5" calcext:value-type="float">
            <text:p>1.5</text:p>
          </table:table-cell>
          <table:table-cell table:formula="of:=[.B7]/[.C7]" office:value-type="float" office:value="49500000" calcext:value-type="float">
            <text:p>49.50E+06</text:p>
          </table:table-cell>
          <table:table-cell table:formula="of:=[.B7]/([.C7]*4)" office:value-type="float" office:value="12375000" calcext:value-type="float">
            <text:p>12.38E+06</text:p>
          </table:table-cell>
          <table:table-cell office:value-type="float" office:value="341" calcext:value-type="float">
            <text:p>341</text:p>
          </table:table-cell>
          <table:table-cell table:formula="of:=[.E7]/([.H7]*[.F7])" office:value-type="float" office:value="138.512681605516" calcext:value-type="float">
            <text:p>138.51E+00</text:p>
          </table:table-cell>
          <table:table-cell office:value-type="float" office:value="262" calcext:value-type="float">
            <text:p>262</text:p>
          </table:table-cell>
          <table:table-cell table:formula="of:=1/([.G7]*[.H7])" office:value-type="float" office:value="0.0000275555555555556" calcext:value-type="float">
            <text:p>27.56E-06</text:p>
          </table:table-cell>
          <table:table-cell table:formula="of:=[.I7]/3" office:value-type="float" office:value="0.00000918518518518518" calcext:value-type="float">
            <text:p>9.19E-06</text:p>
          </table:table-cell>
          <table:table-cell office:value-type="float" office:value="22" calcext:value-type="float">
            <text:p>22</text:p>
          </table:table-cell>
          <table:table-cell table:formula="of:=[.I7]*[.K7]" office:value-type="float" office:value="0.000606222222222222" calcext:value-type="float">
            <text:p>606.22E-06</text:p>
          </table:table-cell>
          <table:table-cell/>
          <table:table-cell table:formula="of:=[.E7]*3" office:value-type="float" office:value="37125000" calcext:value-type="float">
            <text:p>37125000</text:p>
          </table:table-cell>
          <table:table-cell table:formula="of:=[.E7]/[.E$3]" office:value-type="float" office:value="2.30476190476191" calcext:value-type="float">
            <text:p>2.30476190476191</text:p>
          </table:table-cell>
          <table:table-cell table:formula="of:=0.5/[.D7]" office:value-type="float" office:value="0.0000000101010101010101" calcext:value-type="float">
            <text:p>10.10E-09</text:p>
          </table:table-cell>
          <table:table-cell table:formula="of:=[.P7]*3" office:value-type="float" office:value="0.0000000303030303030303" calcext:value-type="float">
            <text:p>30.30E-09</text:p>
          </table:table-cell>
          <table:table-cell table:formula="of:=[.E7]/3" office:value-type="float" office:value="4125000" calcext:value-type="float">
            <text:p>4.13E+06</text:p>
          </table:table-cell>
        </table:table-row>
        <table:table-row table:style-name="ro1">
          <table:table-cell office:value-type="string" calcext:value-type="string">
            <text:p>nese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74250000" calcext:value-type="float">
            <text:p>74.25E+06</text:p>
          </table:table-cell>
          <table:table-cell table:formula="of:=[.B8]/([.C8]*4)" office:value-type="float" office:value="18562500" calcext:value-type="float">
            <text:p>18.56E+06</text:p>
          </table:table-cell>
          <table:table-cell office:value-type="float" office:value="341" calcext:value-type="float">
            <text:p>341</text:p>
          </table:table-cell>
          <table:table-cell table:formula="of:=[.E8]/([.H8]*[.F8])" office:value-type="float" office:value="207.769022408274" calcext:value-type="float">
            <text:p>207.77E+00</text:p>
          </table:table-cell>
          <table:table-cell office:value-type="float" office:value="262" calcext:value-type="float">
            <text:p>262</text:p>
          </table:table-cell>
          <table:table-cell table:formula="of:=1/([.G8]*[.H8])" office:value-type="float" office:value="0.0000183703703703704" calcext:value-type="float">
            <text:p>18.37E-06</text:p>
          </table:table-cell>
          <table:table-cell table:formula="of:=[.I8]/3" office:value-type="float" office:value="0.00000612345679012346" calcext:value-type="float">
            <text:p>6.12E-06</text:p>
          </table:table-cell>
          <table:table-cell office:value-type="float" office:value="22" calcext:value-type="float">
            <text:p>22</text:p>
          </table:table-cell>
          <table:table-cell table:formula="of:=[.I8]*[.K8]" office:value-type="float" office:value="0.000404148148148148" calcext:value-type="float">
            <text:p>404.15E-06</text:p>
          </table:table-cell>
          <table:table-cell/>
          <table:table-cell table:formula="of:=[.E8]*3" office:value-type="float" office:value="55687500" calcext:value-type="float">
            <text:p>55687500</text:p>
          </table:table-cell>
          <table:table-cell table:formula="of:=[.E8]/[.E$3]" office:value-type="float" office:value="3.45714285714286" calcext:value-type="float">
            <text:p>3.45714285714286</text:p>
          </table:table-cell>
          <table:table-cell table:formula="of:=0.5/[.D8]" office:value-type="float" office:value="0.00000000673400673400673" calcext:value-type="float">
            <text:p>6.73E-09</text:p>
          </table:table-cell>
          <table:table-cell table:formula="of:=[.P8]*3" office:value-type="float" office:value="0.0000000202020202020202" calcext:value-type="float">
            <text:p>20.20E-09</text:p>
          </table:table-cell>
          <table:table-cell table:formula="of:=[.E8]/3" office:value-type="float" office:value="6187500" calcext:value-type="float">
            <text:p>6.19E+06</text:p>
          </table:table-cell>
        </table:table-row>
        <table:table-row table:style-name="ro1" table:number-rows-repeated="104856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9:45:20.905656033</meta:creation-date>
    <dc:date>2024-12-19T09:11:22.840404451</dc:date>
    <meta:editing-duration>PT19H41M11S</meta:editing-duration>
    <meta:editing-cycles>1</meta:editing-cycles>
    <meta:document-statistic meta:table-count="1" meta:cell-count="130" meta:object-count="0"/>
    <meta:generator>LibreOffice/24.2.6.2$Linux_X86_64 LibreOffice_project/420$Build-2</meta:generator>
  </office:meta>
</office:document-meta>
</file>